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20bcdd" officeooo:paragraph-rsid="0020bcdd"/>
    </style:style>
    <style:style style:name="P2" style:family="paragraph" style:parent-style-name="Text_20_body">
      <style:text-properties officeooo:rsid="000e0a6c" officeooo:paragraph-rsid="000dd8c4"/>
    </style:style>
    <style:style style:name="P3" style:family="paragraph" style:parent-style-name="Text_20_body">
      <style:text-properties officeooo:rsid="001aaea5" officeooo:paragraph-rsid="0050d4fe"/>
    </style:style>
    <style:style style:name="P4" style:family="paragraph" style:parent-style-name="Text_20_body">
      <style:text-properties officeooo:rsid="00861dc2" officeooo:paragraph-rsid="00861dc2"/>
    </style:style>
    <style:style style:name="P5" style:family="paragraph" style:parent-style-name="Text_20_body">
      <style:text-properties officeooo:rsid="008d08f6" officeooo:paragraph-rsid="008d08f6"/>
    </style:style>
    <style:style style:name="P6" style:family="paragraph" style:parent-style-name="Text_20_body">
      <style:text-properties officeooo:rsid="008e3b51" officeooo:paragraph-rsid="008e3b51"/>
    </style:style>
    <style:style style:name="P7" style:family="paragraph" style:parent-style-name="Text_20_body">
      <style:text-properties officeooo:rsid="00b18f4c" officeooo:paragraph-rsid="00c2b0de"/>
    </style:style>
    <style:style style:name="P8" style:family="paragraph" style:parent-style-name="Text_20_body">
      <style:text-properties officeooo:rsid="00c120d8" officeooo:paragraph-rsid="00c67545"/>
    </style:style>
    <style:style style:name="P9" style:family="paragraph" style:parent-style-name="Text_20_body">
      <style:text-properties officeooo:rsid="00c120d8" officeooo:paragraph-rsid="00c7d134"/>
    </style:style>
    <style:style style:name="P10" style:family="paragraph" style:parent-style-name="Footnote">
      <style:text-properties officeooo:rsid="00c89b7f" officeooo:paragraph-rsid="00c89b7f"/>
    </style:style>
    <style:style style:name="P11" style:family="paragraph" style:parent-style-name="Heading_20_2">
      <style:text-properties officeooo:rsid="009b43f5" officeooo:paragraph-rsid="00996d52"/>
    </style:style>
    <style:style style:name="P12" style:family="paragraph" style:parent-style-name="Footnote">
      <style:text-properties officeooo:rsid="00c67545" officeooo:paragraph-rsid="00c67545"/>
    </style:style>
    <style:style style:name="P13" style:family="paragraph" style:parent-style-name="Footnote">
      <style:text-properties officeooo:rsid="00c7d134" officeooo:paragraph-rsid="00c7d134"/>
    </style:style>
    <style:style style:name="P14" style:family="paragraph" style:parent-style-name="Footnote">
      <style:text-properties officeooo:paragraph-rsid="00e7ae17"/>
    </style:style>
    <style:style style:name="P15" style:family="paragraph" style:parent-style-name="Footnote">
      <style:text-properties officeooo:rsid="00f518bb" officeooo:paragraph-rsid="00f518bb"/>
    </style:style>
    <style:style style:name="P16" style:family="paragraph" style:parent-style-name="Footnote">
      <style:text-properties officeooo:rsid="0105957d" officeooo:paragraph-rsid="0105957d"/>
    </style:style>
    <style:style style:name="P17" style:family="paragraph" style:parent-style-name="Footnote">
      <style:text-properties officeooo:rsid="0120850b" officeooo:paragraph-rsid="0120850b"/>
    </style:style>
    <style:style style:name="P18" style:family="paragraph" style:parent-style-name="Footnote">
      <style:text-properties officeooo:rsid="01306fb8" officeooo:paragraph-rsid="01306fb8"/>
    </style:style>
    <style:style style:name="P19" style:family="paragraph" style:parent-style-name="Footnote">
      <style:text-properties officeooo:rsid="013d205a" officeooo:paragraph-rsid="013d205a"/>
    </style:style>
    <style:style style:name="P20" style:family="paragraph" style:parent-style-name="Heading_20_1">
      <style:text-properties officeooo:rsid="00304e20" officeooo:paragraph-rsid="00304e20"/>
    </style:style>
    <style:style style:name="P21" style:family="paragraph" style:parent-style-name="Heading_20_1">
      <style:text-properties officeooo:rsid="009821b2" officeooo:paragraph-rsid="009821b2"/>
    </style:style>
    <style:style style:name="P22" style:family="paragraph" style:parent-style-name="Text_20_body" style:list-style-name="L1">
      <style:text-properties officeooo:paragraph-rsid="00c67545"/>
    </style:style>
    <style:style style:name="P23" style:family="paragraph" style:parent-style-name="Text_20_body" style:list-style-name="L2">
      <style:text-properties officeooo:paragraph-rsid="00c7d134"/>
    </style:style>
    <style:style style:name="P24" style:family="paragraph" style:parent-style-name="Text_20_body">
      <style:text-properties officeooo:rsid="00c7d134" officeooo:paragraph-rsid="00c7d134"/>
    </style:style>
    <style:style style:name="P25" style:family="paragraph" style:parent-style-name="Text_20_body" style:list-style-name="L3">
      <style:text-properties officeooo:paragraph-rsid="00c7d134"/>
    </style:style>
    <style:style style:name="P26" style:family="paragraph" style:parent-style-name="Text_20_body">
      <style:text-properties officeooo:rsid="00cb32ea" officeooo:paragraph-rsid="00cd000e"/>
    </style:style>
    <style:style style:name="P27" style:family="paragraph" style:parent-style-name="Text_20_body">
      <style:text-properties officeooo:rsid="00ce7ed5" officeooo:paragraph-rsid="00ce7ed5"/>
    </style:style>
    <style:style style:name="P28" style:family="paragraph" style:parent-style-name="Text_20_body">
      <style:text-properties officeooo:rsid="00d3bf28" officeooo:paragraph-rsid="00d3bf28"/>
    </style:style>
    <style:style style:name="P29" style:family="paragraph" style:parent-style-name="Text_20_body">
      <style:text-properties officeooo:rsid="00dfdc12" officeooo:paragraph-rsid="00dfdc12"/>
    </style:style>
    <style:style style:name="P30" style:family="paragraph" style:parent-style-name="Text_20_body">
      <style:text-properties officeooo:rsid="00e1707b" officeooo:paragraph-rsid="01599d00"/>
    </style:style>
    <style:style style:name="P31" style:family="paragraph" style:parent-style-name="Text_20_body">
      <style:text-properties officeooo:rsid="00a466dc" officeooo:paragraph-rsid="00e44720"/>
    </style:style>
    <style:style style:name="P32" style:family="paragraph" style:parent-style-name="Text_20_body">
      <style:text-properties officeooo:rsid="00384363" officeooo:paragraph-rsid="01037661"/>
    </style:style>
    <style:style style:name="P33" style:family="paragraph" style:parent-style-name="Text_20_body">
      <style:text-properties officeooo:rsid="00411c77" officeooo:paragraph-rsid="00e663ef"/>
    </style:style>
    <style:style style:name="P34" style:family="paragraph" style:parent-style-name="Text_20_body">
      <style:text-properties officeooo:rsid="00411c77" officeooo:paragraph-rsid="00eaeb27"/>
    </style:style>
    <style:style style:name="P35" style:family="paragraph" style:parent-style-name="Text_20_body">
      <style:text-properties officeooo:rsid="0050d4fe" officeooo:paragraph-rsid="00f895cb"/>
    </style:style>
    <style:style style:name="P36" style:family="paragraph" style:parent-style-name="Text_20_body">
      <style:text-properties officeooo:rsid="0050d4fe" officeooo:paragraph-rsid="00fd0152"/>
    </style:style>
    <style:style style:name="P37" style:family="paragraph" style:parent-style-name="Text_20_body">
      <style:text-properties officeooo:rsid="0050d4fe" officeooo:paragraph-rsid="0101b75b"/>
    </style:style>
    <style:style style:name="P38" style:family="paragraph" style:parent-style-name="Text_20_body">
      <style:text-properties officeooo:rsid="0050d4fe" officeooo:paragraph-rsid="01025f0b"/>
    </style:style>
    <style:style style:name="P39" style:family="paragraph" style:parent-style-name="Text_20_body">
      <style:text-properties officeooo:rsid="0050d4fe" officeooo:paragraph-rsid="010546e5"/>
    </style:style>
    <style:style style:name="P40" style:family="paragraph" style:parent-style-name="Text_20_body">
      <style:text-properties officeooo:rsid="00304e20" officeooo:paragraph-rsid="01037661"/>
    </style:style>
    <style:style style:name="P41" style:family="paragraph" style:parent-style-name="Text_20_body">
      <style:text-properties officeooo:rsid="0070ffb8" officeooo:paragraph-rsid="010dbc42"/>
    </style:style>
    <style:style style:name="P42" style:family="paragraph" style:parent-style-name="Text_20_body">
      <style:text-properties officeooo:paragraph-rsid="01096b3a"/>
    </style:style>
    <style:style style:name="P43" style:family="paragraph" style:parent-style-name="Text_20_body">
      <style:text-properties officeooo:rsid="008e3b51" officeooo:paragraph-rsid="008e3b51"/>
    </style:style>
    <style:style style:name="P44" style:family="paragraph" style:parent-style-name="Text_20_body">
      <style:text-properties officeooo:rsid="008e5018" officeooo:paragraph-rsid="008e5018"/>
    </style:style>
    <style:style style:name="P45" style:family="paragraph" style:parent-style-name="Text_20_body">
      <style:text-properties officeooo:paragraph-rsid="0122b501"/>
    </style:style>
    <style:style style:name="P46" style:family="paragraph" style:parent-style-name="Text_20_body">
      <style:text-properties officeooo:rsid="0127f52b" officeooo:paragraph-rsid="01298509"/>
    </style:style>
    <style:style style:name="P47" style:family="paragraph" style:parent-style-name="Text_20_body">
      <style:text-properties officeooo:rsid="01341472" officeooo:paragraph-rsid="01341472"/>
    </style:style>
    <style:style style:name="P48" style:family="paragraph" style:parent-style-name="Text_20_body" style:list-style-name="L4">
      <style:text-properties officeooo:paragraph-rsid="01341472"/>
    </style:style>
    <style:style style:name="P49" style:family="paragraph" style:parent-style-name="Text_20_body">
      <style:text-properties officeooo:paragraph-rsid="01371db9"/>
    </style:style>
    <style:style style:name="P50" style:family="paragraph" style:parent-style-name="Text_20_body">
      <style:text-properties officeooo:rsid="0161e803" officeooo:paragraph-rsid="01652cfb"/>
    </style:style>
    <style:style style:name="P51" style:family="paragraph" style:parent-style-name="Text_20_body">
      <style:text-properties officeooo:rsid="0167923e" officeooo:paragraph-rsid="0167e473"/>
    </style:style>
    <style:style style:name="P52" style:family="paragraph" style:parent-style-name="Text_20_body">
      <style:text-properties officeooo:rsid="016a6e41" officeooo:paragraph-rsid="0170f41a"/>
    </style:style>
    <style:style style:name="P53" style:family="paragraph" style:parent-style-name="Text_20_body">
      <style:text-properties officeooo:rsid="016bf0f5" officeooo:paragraph-rsid="016bf0f5"/>
    </style:style>
    <style:style style:name="P54" style:family="paragraph" style:parent-style-name="Text_20_body">
      <style:text-properties style:use-window-font-color="true" officeooo:rsid="016bf0f5" officeooo:paragraph-rsid="016bf0f5"/>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af4e2"/>
    </style:style>
    <style:style style:name="T2" style:family="text">
      <style:text-properties officeooo:rsid="001cca2f"/>
    </style:style>
    <style:style style:name="T3" style:family="text">
      <style:text-properties officeooo:rsid="0022442e"/>
    </style:style>
    <style:style style:name="T4" style:family="text">
      <style:text-properties officeooo:rsid="00266757"/>
    </style:style>
    <style:style style:name="T5" style:family="text">
      <style:text-properties officeooo:rsid="00322f11"/>
    </style:style>
    <style:style style:name="T6" style:family="text">
      <style:text-properties fo:font-style="italic" officeooo:rsid="00322f11" style:font-style-asian="italic" style:font-style-complex="italic"/>
    </style:style>
    <style:style style:name="T7" style:family="text">
      <style:text-properties fo:font-style="italic" officeooo:rsid="0052bcaa" style:font-style-asian="italic" style:font-style-complex="italic"/>
    </style:style>
    <style:style style:name="T8" style:family="text">
      <style:text-properties fo:font-style="italic" officeooo:rsid="00c7d134" style:font-style-asian="italic" style:font-style-complex="italic"/>
    </style:style>
    <style:style style:name="T9" style:family="text">
      <style:text-properties fo:font-style="italic" officeooo:rsid="00cd000e" style:font-style-asian="italic" style:font-style-complex="italic"/>
    </style:style>
    <style:style style:name="T10" style:family="text">
      <style:text-properties fo:font-style="italic" officeooo:rsid="00cedc7f" style:font-style-asian="italic" style:font-style-complex="italic"/>
    </style:style>
    <style:style style:name="T11" style:family="text">
      <style:text-properties fo:font-style="italic" officeooo:rsid="00f296e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22f11" style:font-style-asian="normal" style:font-style-complex="normal"/>
    </style:style>
    <style:style style:name="T14" style:family="text">
      <style:text-properties fo:font-style="normal" officeooo:rsid="00368897" style:font-style-asian="normal" style:font-style-complex="normal"/>
    </style:style>
    <style:style style:name="T15" style:family="text">
      <style:text-properties fo:font-style="normal" officeooo:rsid="00384363" style:font-style-asian="normal" style:font-style-complex="normal"/>
    </style:style>
    <style:style style:name="T16" style:family="text">
      <style:text-properties fo:font-style="normal" officeooo:rsid="00399baa" style:font-style-asian="normal" style:font-style-complex="normal"/>
    </style:style>
    <style:style style:name="T17" style:family="text">
      <style:text-properties fo:font-style="normal" officeooo:rsid="003af84f" style:font-style-asian="normal" style:font-style-complex="normal"/>
    </style:style>
    <style:style style:name="T18" style:family="text">
      <style:text-properties fo:font-style="normal" officeooo:rsid="003c7342" style:font-style-asian="normal" style:font-style-complex="normal"/>
    </style:style>
    <style:style style:name="T19" style:family="text">
      <style:text-properties fo:font-style="normal" officeooo:rsid="003de137" style:font-style-asian="normal" style:font-style-complex="normal"/>
    </style:style>
    <style:style style:name="T20" style:family="text">
      <style:text-properties fo:font-style="normal" officeooo:rsid="000e0a6c" style:font-style-asian="normal" style:font-style-complex="normal"/>
    </style:style>
    <style:style style:name="T21" style:family="text">
      <style:text-properties fo:font-style="normal" officeooo:rsid="003e001f" style:font-style-asian="normal" style:font-style-complex="normal"/>
    </style:style>
    <style:style style:name="T22" style:family="text">
      <style:text-properties fo:font-style="normal" officeooo:rsid="004ef3bc" style:font-style-asian="normal" style:font-style-complex="normal"/>
    </style:style>
    <style:style style:name="T23" style:family="text">
      <style:text-properties fo:font-style="normal" officeooo:rsid="0050d4fe" style:font-style-asian="normal" style:font-style-complex="normal"/>
    </style:style>
    <style:style style:name="T24" style:family="text">
      <style:text-properties fo:font-style="normal" officeooo:rsid="00c7d134" style:font-style-asian="normal" style:font-style-complex="normal"/>
    </style:style>
    <style:style style:name="T25" style:family="text">
      <style:text-properties fo:font-style="normal" officeooo:rsid="00cedc7f" style:font-style-asian="normal" style:font-style-complex="normal"/>
    </style:style>
    <style:style style:name="T26" style:family="text">
      <style:text-properties fo:font-style="normal" officeooo:rsid="00cf33d2" style:font-style-asian="normal" style:font-style-complex="normal"/>
    </style:style>
    <style:style style:name="T27" style:family="text">
      <style:text-properties fo:font-style="normal" officeooo:rsid="00dfdc12" style:font-style-asian="normal" style:font-style-complex="normal"/>
    </style:style>
    <style:style style:name="T28" style:family="text">
      <style:text-properties fo:font-style="normal" officeooo:rsid="00e5853e" style:font-style-asian="normal" style:font-style-complex="normal"/>
    </style:style>
    <style:style style:name="T29" style:family="text">
      <style:text-properties fo:font-style="normal" officeooo:rsid="00f296e4" style:font-style-asian="normal" style:font-style-complex="normal"/>
    </style:style>
    <style:style style:name="T30" style:family="text">
      <style:text-properties fo:font-style="normal" officeooo:rsid="0045be82" style:font-style-asian="normal" style:font-style-complex="normal"/>
    </style:style>
    <style:style style:name="T31" style:family="text">
      <style:text-properties fo:font-style="normal" officeooo:rsid="01037661" style:font-style-asian="normal" style:font-style-complex="normal"/>
    </style:style>
    <style:style style:name="T32" style:family="text">
      <style:text-properties fo:font-style="normal" officeooo:rsid="013c7a23" style:font-style-asian="normal" style:font-style-complex="normal"/>
    </style:style>
    <style:style style:name="T33" style:family="text">
      <style:text-properties fo:font-style="normal" officeooo:rsid="014197ee" style:font-style-asian="normal" style:font-style-complex="normal"/>
    </style:style>
    <style:style style:name="T34" style:family="text">
      <style:text-properties fo:font-style="normal" officeooo:rsid="01419866" style:font-style-asian="normal" style:font-style-complex="normal"/>
    </style:style>
    <style:style style:name="T35" style:family="text">
      <style:text-properties fo:font-style="normal" officeooo:rsid="0142bebd" style:font-style-asian="normal" style:font-style-complex="normal"/>
    </style:style>
    <style:style style:name="T36" style:family="text">
      <style:text-properties fo:font-style="normal" officeooo:rsid="0142ea7b" style:font-style-asian="normal" style:font-style-complex="normal"/>
    </style:style>
    <style:style style:name="T37" style:family="text">
      <style:text-properties fo:font-style="normal" officeooo:rsid="01452a34" style:font-style-asian="normal" style:font-style-complex="normal"/>
    </style:style>
    <style:style style:name="T38" style:family="text">
      <style:text-properties fo:font-style="normal" officeooo:rsid="01484d55" style:font-style-asian="normal" style:font-style-complex="normal"/>
    </style:style>
    <style:style style:name="T39" style:family="text">
      <style:text-properties officeooo:rsid="0045be82"/>
    </style:style>
    <style:style style:name="T40" style:family="text">
      <style:text-properties officeooo:rsid="004d89c0"/>
    </style:style>
    <style:style style:name="T41" style:family="text">
      <style:text-properties officeooo:rsid="0052bcaa"/>
    </style:style>
    <style:style style:name="T42" style:family="text">
      <style:text-properties officeooo:rsid="005ea8ed"/>
    </style:style>
    <style:style style:name="T43" style:family="text">
      <style:text-properties officeooo:rsid="00696083"/>
    </style:style>
    <style:style style:name="T44" style:family="text">
      <style:text-properties officeooo:rsid="00726ec4"/>
    </style:style>
    <style:style style:name="T45" style:family="text">
      <style:text-properties officeooo:rsid="0077c8e3"/>
    </style:style>
    <style:style style:name="T46" style:family="text">
      <style:text-properties officeooo:rsid="0087ec2b"/>
    </style:style>
    <style:style style:name="T47" style:family="text">
      <style:text-properties officeooo:rsid="0088efc3"/>
    </style:style>
    <style:style style:name="T48" style:family="text">
      <style:text-properties officeooo:rsid="008e3b51"/>
    </style:style>
    <style:style style:name="T49" style:family="text">
      <style:text-properties officeooo:rsid="008e5018"/>
    </style:style>
    <style:style style:name="T50" style:family="text">
      <style:text-properties officeooo:rsid="008fc506"/>
    </style:style>
    <style:style style:name="T51" style:family="text">
      <style:text-properties officeooo:rsid="009ca7a0"/>
    </style:style>
    <style:style style:name="T52" style:family="text">
      <style:text-properties officeooo:rsid="00a63a23"/>
    </style:style>
    <style:style style:name="T53" style:family="text">
      <style:text-properties officeooo:rsid="00a74654"/>
    </style:style>
    <style:style style:name="T54" style:family="text">
      <style:text-properties officeooo:rsid="00a79718"/>
    </style:style>
    <style:style style:name="T55" style:family="text">
      <style:text-properties officeooo:rsid="00be29e7"/>
    </style:style>
    <style:style style:name="T56" style:family="text">
      <style:text-properties officeooo:rsid="00c2b0de"/>
    </style:style>
    <style:style style:name="T57" style:family="text">
      <style:text-properties officeooo:rsid="00c7d134"/>
    </style:style>
    <style:style style:name="T58" style:family="text">
      <style:text-properties officeooo:rsid="00cd000e"/>
    </style:style>
    <style:style style:name="T59" style:family="text">
      <style:text-properties officeooo:rsid="00cedc7f"/>
    </style:style>
    <style:style style:name="T60" style:family="text">
      <style:text-properties officeooo:rsid="00e1707b"/>
    </style:style>
    <style:style style:name="T61" style:family="text">
      <style:text-properties officeooo:rsid="00e663ef"/>
    </style:style>
    <style:style style:name="T62" style:family="text">
      <style:text-properties officeooo:rsid="00e7ae17"/>
    </style:style>
    <style:style style:name="T63" style:family="text">
      <style:text-properties officeooo:rsid="00e8536e"/>
    </style:style>
    <style:style style:name="T64" style:family="text">
      <style:text-properties officeooo:rsid="00e95d3d"/>
    </style:style>
    <style:style style:name="T65" style:family="text">
      <style:text-properties officeooo:rsid="00eaeb27"/>
    </style:style>
    <style:style style:name="T66" style:family="text">
      <style:text-properties officeooo:rsid="00ec8ac4"/>
    </style:style>
    <style:style style:name="T67" style:family="text">
      <style:text-properties officeooo:rsid="00ee6d15"/>
    </style:style>
    <style:style style:name="T68" style:family="text">
      <style:text-properties officeooo:rsid="00efdb1e"/>
    </style:style>
    <style:style style:name="T69" style:family="text">
      <style:text-properties officeooo:rsid="00f19d5b"/>
    </style:style>
    <style:style style:name="T70" style:family="text">
      <style:text-properties officeooo:rsid="00f296e4"/>
    </style:style>
    <style:style style:name="T71" style:family="text">
      <style:text-properties officeooo:rsid="00f479d6"/>
    </style:style>
    <style:style style:name="T72" style:family="text">
      <style:text-properties officeooo:rsid="010677d6"/>
    </style:style>
    <style:style style:name="T73" style:family="text">
      <style:text-properties officeooo:rsid="0107da0c"/>
    </style:style>
    <style:style style:name="T74" style:family="text">
      <style:text-properties officeooo:rsid="011a8e30"/>
    </style:style>
    <style:style style:name="T75" style:family="text">
      <style:text-properties officeooo:rsid="011ad7ed"/>
    </style:style>
    <style:style style:name="T76" style:family="text">
      <style:text-properties officeooo:rsid="011d6ca8"/>
    </style:style>
    <style:style style:name="T77" style:family="text">
      <style:text-properties officeooo:rsid="011d96f2"/>
    </style:style>
    <style:style style:name="T78" style:family="text">
      <style:text-properties officeooo:rsid="0122b501"/>
    </style:style>
    <style:style style:name="T79" style:family="text">
      <style:text-properties officeooo:rsid="0127f52b"/>
    </style:style>
    <style:style style:name="T80" style:family="text">
      <style:text-properties officeooo:rsid="00a8aba7"/>
    </style:style>
    <style:style style:name="T81" style:family="text">
      <style:text-properties officeooo:rsid="012a8eed"/>
    </style:style>
    <style:style style:name="T82" style:family="text">
      <style:text-properties officeooo:rsid="012ad751"/>
    </style:style>
    <style:style style:name="T83" style:family="text">
      <style:text-properties officeooo:rsid="01341472"/>
    </style:style>
    <style:style style:name="T84" style:family="text">
      <style:text-properties officeooo:rsid="01361f05"/>
    </style:style>
    <style:style style:name="T85" style:family="text">
      <style:text-properties officeooo:rsid="01371db9"/>
    </style:style>
    <style:style style:name="T86" style:family="text">
      <style:text-properties officeooo:rsid="013fd0f6"/>
    </style:style>
    <style:style style:name="T87" style:family="text">
      <style:text-properties officeooo:rsid="014bf072"/>
    </style:style>
    <style:style style:name="T88" style:family="text">
      <style:text-properties officeooo:rsid="0161c7a4"/>
    </style:style>
    <style:style style:name="T89" style:family="text">
      <style:text-properties officeooo:rsid="01639937"/>
    </style:style>
    <style:style style:name="T90" style:family="text">
      <style:text-properties officeooo:rsid="01645cb8"/>
    </style:style>
    <style:style style:name="T91" style:family="text">
      <style:text-properties officeooo:rsid="01652cfb"/>
    </style:style>
    <style:style style:name="T92" style:family="text">
      <style:text-properties officeooo:rsid="0165e0a0"/>
    </style:style>
    <style:style style:name="T93" style:family="text">
      <style:text-properties officeooo:rsid="0167e473"/>
    </style:style>
    <style:style style:name="T94" style:family="text">
      <style:text-properties officeooo:rsid="0168d92f"/>
    </style:style>
    <style:style style:name="T95" style:family="text">
      <style:text-properties officeooo:rsid="0169e507"/>
    </style:style>
    <style:style style:name="T96" style:family="text">
      <style:text-properties officeooo:rsid="016b33be"/>
    </style:style>
    <style:style style:name="T97" style:family="text">
      <style:text-properties officeooo:rsid="016bf0f5"/>
    </style:style>
    <style:style style:name="T98" style:family="text">
      <style:text-properties officeooo:rsid="00401807"/>
    </style:style>
    <style:style style:name="T99" style:family="text">
      <style:text-properties officeooo:rsid="016dc575"/>
    </style:style>
    <style:style style:name="T100" style:family="text">
      <style:text-properties officeooo:rsid="016f98b5"/>
    </style:style>
    <style:style style:name="T101" style:family="text">
      <style:text-properties officeooo:rsid="0170f41a"/>
    </style:style>
    <style:style style:name="T102"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text-position="0% 100%" style:font-name="Nimbus Roman No9 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ur une étude du contexte d’interprétation</text:p>
      <text:h text:style-name="Heading_20_1" text:outline-level="1">Introduction</text:h>
      <text:p text:style-name="P51">La mémétique a connu un renouveau récent au travers du programme d’épidémiologie des représentation<text:span text:style-name="T94">s</text:span> proposé par Dan Sperber dans le courant des années <text:span text:style-name="T93">quatre-vingt-dix (#ref)</text:span>. Si son ambition initiale a été <text:span text:style-name="T94">relativement </text:span>délaissée, ses principes <text:span text:style-name="T94">restent</text:span> utilisés aujourd’hui dans l’étude des <text:span text:style-name="T95">mèmes internet sur les </text:span>réseaux sociaux numériques<text:span text:style-name="T93"> </text:span>et dans le courant de recherche épidémiologique initié par Sperber.</text:p>
      <text:p text:style-name="P51"><text:span text:style-name="T93">Ces </text:span>deux champs <text:span text:style-name="T93">participent à un débat actif (bien que parfois peu explicite) à propos des approches permettant de lier les sciences humaines et la psychologie au sens large, et en particulier les sciences cognitives. La position qu’elles ont sur cette question est clairement arrêtée et partagée bien au-delà de leurs communautés respectives. Je voudrais montrer en quoi cette discussion, et la position portée par la mémétique, sont pertinentes au moment d’envisager une utilisation de cette théorie en linguistique.</text:span></text:p>
      <text:p text:style-name="P52">Je commence par rappeler les principes de l’épidémiologie des représentations, <text:span text:style-name="T96">qui s’est constituée comme une</text:span> critique <text:span text:style-name="T97">de</text:span> la mémétique <text:span text:style-name="T96">et connaît actuellement un succès réel. Puis j’examine en détail la façon dont Tim Ingold, principal critique explicite de cette approche aujourd’hui, discute ces deux théories depuis l’anthropologie sociale.</text:span></text:p>
      <text:p text:style-name="P53">Je tente ensuite de montrer comment cette discussion apparaît concrètement dans une étude de cas inspirée de l’épidémiologie des représentations, et comment les questions de fond <text:span text:style-name="T100">du débat </text:span>sont pertinentes pour (et connues de) la linguistique au moment de s’inspirer de la mémétique.</text:p>
      <text:p text:style-name="P54">Je conclus <text:span text:style-name="T98">en défendant une utilisation </text:span>critique <text:span text:style-name="T98">de cette théorie, </text:span>c’est-à-dire en explicit<text:span text:style-name="T100">ant que</text:span> les situations qu’elle peut traiter <text:span text:style-name="T100">ne peuvent que difficilement impliquer la sémantique</text:span>, et en attirant l’attention sur <text:span text:style-name="T101">l</text:span>es développements récents <text:span text:style-name="T100">des sciences cognitives énactives </text:span>qui pourraient <text:span text:style-name="T99">permettre de dépasser</text:span> <text:span text:style-name="T100">c</text:span>es limites de fond.</text:p>
      <text:h text:style-name="P20" text:outline-level="1"><text:soft-page-break/><text:span text:style-name="T40">L</text:span>es principes de la mémétique</text:h>
      <text:h text:style-name="Heading_20_2" text:outline-level="2">L'épidémiologie des représentations</text:h>
      <text:p text:style-name="P40">Dans le milieu des années 1990 Dan Sperber propose une <text:span text:style-name="T5">nouvelle synthèse entre sciences sociales et psychologie, </text:span>inspirée par les développements <text:span text:style-name="T5">contemporains des </text:span>sciences cognitives <text:span text:style-name="T43">(</text:span><office:annotation office:name="__Annotation__629_2080134260"><dc:creator>Sébastien Lerique</dc:creator><dc:date>2016-02-12T12:20:32</dc:date><loext:sender-initials>SL</loext:sender-initials><text:p text:style-name="P55"><text:span text:style-name="T102">La contagion des idées</text:span></text:p></office:annotation><text:span text:style-name="T43">#ref</text:span><office:annotation-end office:name="__Annotation__629_2080134260"/><text:span text:style-name="T43">)</text:span>. <text:span text:style-name="T5">Sa théorie, l'épidémiologie des représentations, reconnaît l'analogie de principe entre évolution biologique et évolution culturelle, et conçoit également la culture comme un ensemble d'atomes de culture qu'il appelle représentations.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text:span text:style-name="T6">mentale</text:span><text:span text:style-name="T5"> – lorsqu'elle existe dans l'esprit de quelqu'un – ou </text:span><text:span text:style-name="T6">publique</text:span><text:span text:style-name="T13"> – </text:span><text:span text:style-name="T14">lorsque </text:span><text:span text:style-name="T16">cette personne </text:span><text:span text:style-name="T14">la produi</text:span><text:span text:style-name="T16">t</text:span><text:span text:style-name="T14"> sous une forme physiquement perceptible par d'autres individus. </text:span><text:span text:style-name="T15">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text:span><text:span text:style-name="T30"> (#ref </text:span><text:span text:style-name="T31">sperber</text:span><text:span text:style-name="T30">)</text:span><text:span text:style-name="T15">.</text:span></text:p>
      <text:p text:style-name="P32"><text:span text:style-name="T12">La notion de représentation mentale que Sperber utilise est celle d</text:span><text:span text:style-name="T16">es sciences cognitives classiques</text:span><text:span text:style-name="T12">, ce qui lui permet de </text:span><text:span text:style-name="T18">baser</text:span><text:span text:style-name="T12"> sa théorie </text:span><text:span text:style-name="T18">sur </text:span><text:span text:style-name="T16">ce courant : la façon dont chaque individu </text:span><text:span text:style-name="T18">perçoit</text:span><text:span text:style-name="T16"> une représentation dépend des modules cognitifs (ceux introduits par Jerry Fodor, </text:span><office:annotation office:name="__Annotation__630_2080134260"><dc:creator>Sébastien Lerique</dc:creator><dc:date>2016-02-12T12:20:51</dc:date><loext:sender-initials>SL</loext:sender-initials><text:p text:style-name="P55"><text:span text:style-name="T102">The modularity of the mind</text:span></text:p></office:annotation><text:span text:style-name="T16">#ref</text:span><office:annotation-end office:name="__Annotation__630_2080134260"/><text:span text:style-name="T16">) mis en jeu. </text:span><text:span text:style-name="T17">En effet c</text:span><text:span text:style-name="T16">haque </text:span><text:span text:style-name="T17">type de </text:span><text:span text:style-name="T16">représentation </text:span><text:span text:style-name="T17">correspond à </text:span><text:span text:style-name="T16">un certain nombre de modules chez l'individu qui </text:span><text:span text:style-name="T17">la </text:span><text:span text:style-name="T16">perçoit, </text:span><text:span text:style-name="T17">ce qui définit la partie du système cognitif </text:span><text:span text:style-name="T18">utilisée</text:span><text:span text:style-name="T17"> </text:span><text:span text:style-name="T18">pour </text:span><text:span text:style-name="T17">la perception. </text:span><text:span text:style-name="T18">Ces modules</text:span><text:span text:style-name="T17"> ont évolué par sélection naturelle </text:span><text:span text:style-name="T18">il y a plusieurs centaines de milliers d'années et </text:span><text:span text:style-name="T17">sont donc adaptés à l'environnement pour lequel ils ont évolué, à savoir celui de chasseurs-cueilleurs </text:span><text:span text:style-name="T18">de cette époque. Le décalage entre les tâches pour lesquelles les modules ont évolués et celles pour lesquels ils sont utilisés aujourd'hui est la principale </text:span><text:span text:style-name="T22">source</text:span><text:span text:style-name="T18"> de transformations des représentations au cours de leur diffusion</text:span><text:span text:style-name="T30"> (#ref </text:span><text:span text:style-name="T31">sperber</text:span><text:span text:style-name="T30">)</text:span><text:span text:style-name="T18">.</text:span></text:p>
      <text:p text:style-name="P32"><text:span text:style-name="T18">Sperber combine donc l'idée d'une modularité de l'esprit – fait de modules évolués dans un environnement bien différent de celui d'aujourd'hui – à la description de la culture à partir de </text:span><text:span text:style-name="T19">parties élémentaires – </text:span><text:span text:style-name="T18">les représentations – perçu</text:span><text:span text:style-name="T19">e</text:span><text:span text:style-name="T18">s, </text:span><text:span text:style-name="T23">transformées,</text:span><text:span text:style-name="T18"> et reproduit</text:span><text:span text:style-name="T19">e</text:span><text:span text:style-name="T18">s de façon continue. </text:span><text:span text:style-name="T19">Sur cette base, Sperber fait l'hypothèse que l'accumulation des transformations opérées par les modules cognitifs fait converger </text:span><text:span text:style-name="T28">des sous-</text:span><text:span text:style-name="T19">ensemble</text:span><text:span text:style-name="T28">s</text:span><text:span text:style-name="T19"> de représentations d'une société vers des attracteurs culturels. L'étude de l'existence de ces attracteurs ainsi que leur caractérisation permet alors de rendre compte de l'évolution ou du maintien d'une culture </text:span><text:span text:style-name="T20">(</text:span><text:span text:style-name="T21">l</text:span><text:span text:style-name="T20">e maintien s'opérant lorsque des représentations ont convergé vers des formes stables à force d</text:span><text:span text:style-name="T21">e transformations successives</text:span><text:span text:style-name="T20">)</text:span><text:span text:style-name="T19"> ; c'est une des questions centrales de </text:span><text:soft-page-break/><text:span text:style-name="T19">l'épidémiologie des représentations</text:span><text:span text:style-name="T30"> (#ref </text:span><text:span text:style-name="T31">sperber</text:span><text:span text:style-name="T30">)</text:span><text:span text:style-name="T19">.</text:span></text:p>
      <text:p text:style-name="P2">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P11" text:outline-level="2">Des fondements discutés</text:h>
      <text:p text:style-name="P3"><text:span text:style-name="T1">Dans une série d'articles publiés à partir de la fin des années 1990 (</text:span><office:annotation office:name="__Annotation__628_2080134260"><dc:creator>Sébastien Lerique</dc:creator><dc:date>2016-02-12T12:19:51</dc:date><loext:sender-initials>SL</loext:sender-initials><text:p text:style-name="P55"><text:span text:style-name="T102">Ingold1, 2, and more</text:span></text:p></office:annotation><text:span text:style-name="T1">#ref</text:span><office:annotation-end office:name="__Annotation__628_2080134260"/><text:span text:style-name="T1">), Tim </text:span>Ingold <text:span text:style-name="T2">identifie les fondamentaux qui sous-tendent les modèles mémétique et épidémiologique de la société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span></text:p>
      <text:p text:style-name="P1">Je voudrais ici <text:span text:style-name="T3">rapporter les points principaux de cette discussion et</text:span> montrer <text:span text:style-name="T3">sa similarité avec des problématiques bien connues de la linguistique. L'objectif est donc d'identifier et de placer les positions et les dichotomies dont on hérite lorsqu'on utilise une approche du type mémétique</text:span>. Commençons par <text:span text:style-name="T4">détailler la discussion elle-même.</text:span></text:p>
      <text:h text:style-name="Heading_20_3" text:outline-level="3">La <text:span text:style-name="T39">thèse de la complémentarité</text:span></text:h>
      <text:p text:style-name="P33"><text:span text:style-name="T61">D</text:span>'après Ingold, <text:span text:style-name="T61">pour décrire l’ensemble de l’approche mémétique il faut voir que cette</text:span> <text:span text:style-name="T61">combinaison </text:span>entre sciences cognitives classiques et conception de la culture comme assemblage de représentations, <text:span text:style-name="T63">telle que la propose</text:span> Sperber,<text:note text:id="ftn0" text:note-class="footnote"><text:note-citation>1</text:note-citation><text:note-body><text:p text:style-name="P14"><text:span text:style-name="T62">Dans les termes d'Ingold, « un corpus de connaissances ou d'information qui peut être transmis à travers les générations indépendamment des situations d'application concrètes dans le monde » (#ref ingold2).</text:span></text:p></text:note-body></text:note> <text:span text:style-name="T61">est basée sur </text:span>la synthèse néo-Darwinienne de l'évolution : <text:span text:style-name="T64">celle-ci </text:span>fournit l<text:span text:style-name="T61">e substrat </text:span>sur l<text:span text:style-name="T61">e</text:span>quel <text:span text:style-name="T61">la combinaison d</text:span>es deux disciplines précédentes <text:span text:style-name="T61">es</text:span>t pensée.</text:p>
      <text:p text:style-name="P34"><text:span text:style-name="T64">Cette synthèse en</text:span>tend expliquer l'évolution en considérant les gènes comme unique lieu du changement biologique : dans cette approche un ensemble de gènes permet la spécification <text:span text:style-name="T65">directe </text:span>d'un organisme, et <text:span text:style-name="T65">l’objectif général est de décrire </text:span>l'évolution de cette spécification au cours du temps. <text:span text:style-name="T65">L</text:span>e code génétique est <text:span text:style-name="T65">donc </text:span>le principal objet d'étude pertinent : <text:span text:style-name="T66">l</text:span>es organismes individuels se développent suivant <text:span text:style-name="T66">leur </text:span>spécification <text:span text:style-name="T66">génétique et, bien que ce processus se fasse </text:span>en interaction avec l’environnement, les variations de développement <text:span text:style-name="T71">qui </text:span>peuvent <text:span text:style-name="T71">apparaître </text:span>sont circonscrites à la vie des organismes en question ; e<text:span text:style-name="T67">lles </text:span>n'impactent pas l'évolution de l'espèce elle-même au-delà de la variation d<text:span text:style-name="T69">u </text:span>nombre de descendants qu'ils peuvent avoir, <text:span text:style-name="T71">quantité qui est ensuite moyennée sur tous les individus</text:span> <text:soft-page-break/>(<office:annotation office:name="__Annotation__631_2080134260"><dc:creator>Sébastien Lerique</dc:creator><dc:date>2016-02-12T12:21:22</dc:date><loext:sender-initials>SL</loext:sender-initials><text:p text:style-name="P55"><text:span text:style-name="T102">Something on neo-darwinian synthesis</text:span></text:p></office:annotation>#ref<office:annotation-end office:name="__Annotation__631_2080134260"/>). <text:span text:style-name="T68">Ainsi, connaître l’évolution de la spécification génétique revient à décrire l’essentiel de l’évolution.</text:span><text:span text:style-name="T68"><text:note text:id="ftn5" text:note-class="footnote"><text:note-citation>2</text:note-citation><text:note-body><text:p text:style-name="P15">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text:span><text:span text:style-name="T68"> C’est dans ce processus que prend place l’évolution des modules cognitifs des sciences cognitives ; et c’est sur la base de cette théorie que l’épidémiologie des représentations peut proposer une évolution </text:span><text:span text:style-name="T11">culturelle</text:span><text:span text:style-name="T29"> parallèle à l’évolution </text:span><text:span text:style-name="T11">biologique</text:span><text:span text:style-name="T29">.</text:span></text:p>
      <text:p text:style-name="P42"><text:span text:style-name="T70">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 théorie de la complémentarité » en référence à la façon dont le corps, l'esprit, et la culture y sont complémentaires l'un de l'autre, chacun s'arrêtant là où le suivant commence (#ref ingold). Il décrit alors comment chacune de ces trois disciplines fonctionne sur une séparation entre fond et forme – ou spécification et réalisation – qui a été perdue de vue, et a de ce fait été abusée.</text:span></text:p>
      <text:h text:style-name="Heading_20_3" text:outline-level="3"><text:span text:style-name="T73">N</text:span>iveau biologique</text:h>
      <text:p text:style-name="P38">Au niveau biologique, si les gènes <text:span text:style-name="T41">sont une partie indispensable du processus de synthèse des protéines, c'est précisément parce que la machinerie cellulaire dont ils font partie fonctionne de cette façon : au lieu de considérer que la cellule sait </text:span><text:span text:style-name="T7">lire l'information codée</text:span><text:span text:style-name="T41">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ref ingold).</text:span></text:p>
      <text:p text:style-name="P37"><text:span text:style-name="T41">Bien plus qu'une question de formulation, cette critique est au fondement de la biologie évolutive du développement, <text:s/>ou « évo-dévo », qui montre comment des processus développementaux différents peuvent produire des organismes différents à partir des mêmes gènes (</text:span><office:annotation office:name="__Annotation__284_2080134260"><dc:creator>Sébastien Lerique</dc:creator><dc:date>2016-02-11T18:46:47</dc:date><loext:sender-initials>SL</loext:sender-initials><text:p text:style-name="P55"><text:span text:style-name="T102">We still don't know what a gene is exactly</text:span></text:p></office:annotation><text:span text:style-name="T41">#ref</text:span><office:annotation-end office:name="__Annotation__284_2080134260"/><text:span text:style-name="T41">?) : si la machinerie cellulaire ou l'environnement dans lequel se développe l'organisme changent, l'organisme qui se développe n'est plus le même (pour plus de détails sur ces phénomènes, on peut s'intéresser par exemple à l'évolution des ailes des oiseaux </text:span><office:annotation office:name="__Annotation__233_2080134260"><dc:creator>Sébastien Lerique</dc:creator><dc:date>2016-02-11T13:34:49</dc:date><loext:sender-initials>SL</loext:sender-initials><text:p text:style-name="P55"><text:span text:style-name="T102">e.g. https://dx.doi.org/10.1038%2Fscientificamerican0303-84</text:span></text:p></office:annotation><text:span text:style-name="T41">#ref #ref #ref</text:span><office:annotation-end office:name="__Annotation__233_2080134260"/><text:span text:style-name="T41">).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ref ingold).</text:span></text:p>
      <text:p text:style-name="P35"><text:span text:style-name="T41">Il n'est pas question d'un curseur qu'on déplace entre inné et acquis, ni même d'une nuance consistant à </text:span><text:soft-page-break/><text:span text:style-name="T41">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et il n'y pas de sens à le comparer à une hypothétique référence (qui serait la façon standard de se développer à partir de l'inné), puisque c'est ce même processus de développement qui définit la lecture et l'utilisation de l'inné.</text:span></text:p>
      <text:h text:style-name="Heading_20_3" text:outline-level="3">Niveau cognitif</text:h>
      <text:p text:style-name="P36"><text:span text:style-name="T73">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text:span><office:annotation office:name="__Annotation__262_2080134260"><dc:creator>Sébastien Lerique</dc:creator><dc:date>2016-02-11T18:40:09</dc:date><loext:sender-initials>SL</loext:sender-initials><text:p><text:span text:style-name="T102"><text:s/></text:span><text:span text:style-name="T102">Tooby &amp; Cosmides</text:span></text:p></office:annotation><text:span text:style-name="T73">#ref</text:span><office:annotation-end office:name="__Annotation__262_2080134260"/><text:span text:style-name="T42">) pour rendre naturel l'apprentissage d'une capacité (la notion d'instinct d'apprentissage, plutôt qu'une innéité directe des capacités, permet d'accommoder en partie la diversité des façons dont chaque individu se développe).</text:span></text:p>
      <text:p text:style-name="P39"><text:span text:style-name="T42">Cette vision, explique Ingold, postule une séparation entre spécification et réalisation analogue à celle du niveau biologique, et s'y ajoute (#ref)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Dans le cas du langage : le dispositif d'acquisition du langage encodé en tant que module dans le matériel génétique serait mis en place et prêt à apprendre dès la naissance, et grâce à lui le bébé apprendrait la langue de son environnement (</text:span><text:span text:style-name="T42"><office:annotation office:name="__Annotation__5296_1725902140"><dc:creator>Sébastien Lerique</dc:creator><dc:date>2016-02-19T16:15:26.186573546</dc:date><loext:sender-initials>SL</loext:sender-initials><text:p text:style-name="P56"><text:span text:style-name="T103">Tooby &amp; Cosmides</text:span></text:p></office:annotation></text:span><text:span text:style-name="T42">#ref</text:span><office:annotation-end office:name="__Annotation__5296_1725902140"/><text:span text:style-name="T42">).</text:span></text:p>
      <text:p text:style-name="P39"><text:span text:style-name="T42">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text:span><text:soft-page-break/><text:span text:style-name="T42">(</text:span><text:span text:style-name="T42"><office:annotation office:name="__Annotation__5298_1725902140"><dc:creator>Sébastien Lerique</dc:creator><dc:date>2016-02-19T16:22:21.615301507</dc:date><loext:sender-initials>SL</loext:sender-initials><text:p text:style-name="P55"><text:span text:style-name="T104">ingold2, the part starting with « To begin, let me return to the analysis of walking. »</text:span></text:p></office:annotation></text:span><text:span text:style-name="T42">#ref</text:span><office:annotation-end office:name="__Annotation__5298_1725902140"/><text:span text:style-name="T42">).</text:span><text:span text:style-name="T42"><text:note text:id="ftn6" text:note-class="footnote"><text:note-citation>3</text:note-citation><text:note-body><text:p text:style-name="P16">Un argument de type « pauvreté du stimulus » (#ref chomsky) n’est pas non plus opposable ici : le développement d’un organisme peut être contraint (comme l’est celui du chat par rapport à celui de l’humain, <text:span text:style-name="T72">ou celui de l’humain par rapport à l’apprentissage du langage, étant supposé qu’il apprend plus que ce que l’environnement fournit</text:span>) sans que cette contrainte soit due uniquement à une différence génétique. On ne peut donc pas attribuer la contrainte à une supposée information innée.</text:p></text:note-body></text:note></text:span></text:p>
      <text:h text:style-name="Heading_20_3" text:outline-level="3">Niveau culturel</text:h>
      <text:p text:style-name="P41"><text:span text:style-name="T44">Enfin, la </text:span>même <text:span text:style-name="T45">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span></text:p>
      <text:p text:style-name="P41"><text:span text:style-name="T45">On retrouve alors une séparation entre d’un côté une spécification hors contexte d'un contenu défini à la couche culturell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coévolution gène-culture (#ref).</text:span></text:p>
      <text:p text:style-name="P4">Pour <text:span text:style-name="T47">illustrer</text:span> <text:span text:style-name="T46">la limite de cette approche</text:span>, Ingold <text:span text:style-name="T46">reprend l'exemple de la transmission d'une recette de cuisine discuté par Sperber (</text:span><office:annotation office:name="__Annotation__308_89399448"><dc:creator>Sébastien Lerique</dc:creator><dc:date>2016-02-15T11:18:57</dc:date><loext:sender-initials>SL</loext:sender-initials><text:p text:style-name="P55"><text:span text:style-name="T102">Sperber 1996:61 (according to Ingold1)</text:span></text:p></office:annotation><text:span text:style-name="T46">#ref</text:span><office:annotation-end office:name="__Annotation__308_89399448"/><text:span text:style-name="T46">)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text:span><office:annotation office:name="__Annotation__353_89399448"><dc:creator>Sébastien Lerique</dc:creator><dc:date>2016-02-15T11:37:22</dc:date><loext:sender-initials>SL</loext:sender-initials><text:p text:style-name="P55"><text:span text:style-name="T102">Again Sperber 1996:61</text:span></text:p></office:annotation><text:span text:style-name="T46">#ref</text:span><office:annotation-end office:name="__Annotation__353_89399448"/><text:span text:style-name="T46">).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ref)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text:span><text:soft-page-break/><text:span text:style-name="T46">dernière au beurre. Pour Ingold, la connaissance qu'un cuisinier a est le savoir pratique de toutes ces tâches, qui est ce qui permet de donner un sens aux instructions d'une recette (#ref ingold).</text:span></text:p>
      <text:p text:style-name="P5">Pour <text:span text:style-name="T76">clarifier </text:span>la distinction <text:span text:style-name="T76">entre les deux </text:span>approches, Ingold fait une analogie entre la <text:span text:style-name="T74">réalisation d’une recette de </text:span>cuisine et une randonnée en campagne : les indications de la recette sont les <text:span text:style-name="T74">comme les indications peintes au sol</text:span> sur le chemin de randonnée, et le savoir pratique du cuisinier est le chemin lui-même. Chaque <text:span text:style-name="T74">indication au sol</text:span> (instruction de la recette) est stratégiquement placée à un endroit où le chemin n'est pas clair. Mais grâce au chemin (le savoir pratique), il est facile d'avancer jusqu'<text:span text:style-name="T74">à l’indication </text:span>suivant<text:span text:style-name="T74">e</text:span>, même si le tracé est sinueux (tant qu'il n'y a pas d’ambiguïté). <text:span text:style-name="T74">E</text:span>fface<text:span text:style-name="T74">z</text:span> le chemin (un cuisinier sans savoir pratique), <text:span text:style-name="T74">et </text:span>l<text:span text:style-name="T74">es indications</text:span> n'o<text:span text:style-name="T75">nt</text:span> plus aucun sens. C'est donc par l'existence du chemin que la signalisation peut indiquer la route à prendre. La signalisation ne porte aucune information en <text:span text:style-name="T77">elle-même</text:span> : <text:span text:style-name="T48">elle est un outil pour la combinaison de savoirs pratiques</text:span>.</text:p>
      <text:p text:style-name="P6">Ingold décrit ainsi la cuisine comme une navigation dans un paysage de tâches apprises au travers de nos interactions et de nos pratiques. Ainsi, <text:span text:style-name="T49">défend-il</text:span>, bien plus <text:span text:style-name="T49">que la transmission de représentations, ce que les générations précédentes lèguent aux générations suivantes est une éducation de l'attention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ref).</text:span></text:p>
      <text:p text:style-name="P6"/>
      <text:p text:style-name="P44">La ligne d'Ingold rapportée ici <text:span text:style-name="T50">s'appuie sur </text:span>l'anthropologie <text:span text:style-name="T50">du corps de Mauss (#ref), l'approche écologique de la psychologie de Gibson (#ref), l'écologie de l'esprit de Bateson (#ref), et bien sûr sur le savoir pratique de Bourdieu (#ref). Mais il prend également racine dans le courant énactiviste des sciences cognitives.</text:span><text:span text:style-name="T50"><text:note text:id="ftn7" text:note-class="footnote"><text:note-citation>4</text:note-citation><text:note-body><text:p text:style-name="P17">On parle plus largement des « quatre E » pour décrire les différents aspects du changement de paradigme : la cognition est vue comme énactive, « embodied» (corporisée), « embedded » (située), et étendue.</text:p></text:note-body></text:note></text:span><text:span text:style-name="T50"> Celui-ci, en changeant le paradigme de fond de la cognition, a été extrêmement productif notamment dans le domaine de la perception (</text:span><office:annotation office:name="__Annotation__571_89399448"><dc:creator>Sébastien Lerique</dc:creator><dc:date>2016-02-15T13:36:15</dc:date><loext:sender-initials>SL</loext:sender-initials><text:p text:style-name="P55"><text:span text:style-name="T102">Clark, sensorimotor ?</text:span></text:p></office:annotation><text:span text:style-name="T50">#ref</text:span><office:annotation-end office:name="__Annotation__571_89399448"/><text:span text:style-name="T50">), et développe depuis peu une approche non-représentationnelle du langage (</text:span><office:annotation office:name="__Annotation__598_89399448"><dc:creator>Sébastien Lerique</dc:creator><dc:date>2016-02-15T13:39:21</dc:date><loext:sender-initials>SL</loext:sender-initials><text:p text:style-name="P55"><text:span text:style-name="T102">Di Paolo, De Jaegher on Languaging</text:span></text:p></office:annotation><text:span text:style-name="T50">#ref</text:span><office:annotation-end office:name="__Annotation__598_89399448"/><text:span text:style-name="T50">).</text:span></text:p>
      <text:p text:style-name="P45"><text:span text:style-name="T78">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text:span><text:soft-page-break/><text:span text:style-name="T78">Comme j’espère avoir expliqué clairement, la deuxième montre comment la première est un cas particulier qu’il n’est pas possible de généraliser : il y a de nombreux cas où la description en termes de représentations n’est pas adéquate et déforme trop la réalité. Je voudrais maintenant montrer comment cette limitation apparaît concrètement dans la réalisation d’expériences autour de la mémétique.</text:span></text:p>
      <text:h text:style-name="P21" text:outline-level="1">L<text:span text:style-name="T51">'expérience à l'épreuve de la mémétique</text:span></text:h>
      <text:h text:style-name="Heading_20_2" text:outline-level="2">Une problématique linguistique</text:h>
      <text:p text:style-name="P31">L<text:span text:style-name="T78">a problématique détaillée rappelle des</text:span> <text:span text:style-name="T84">questions bien connues de la </text:span>linguistique. On retrouve <text:span text:style-name="T53">un écho au débat entre représentationnalisme et énactivisme </text:span>dans la séparation entre sémantique d’un côté et pragmatique de l’autre, <text:span text:style-name="T54">ou encore entre signifiant et signifié</text:span>. <text:span text:style-name="T79">Mais c’est surtout la vision du second Wittgenstein (</text:span><office:annotation office:name="__Annotation__690_1725902140"><dc:creator>Sébastien Lerique</dc:creator><dc:date>2016-02-17T11:00:54</dc:date><loext:sender-initials>SL</loext:sender-initials><text:p text:style-name="P55"><text:span text:style-name="T102">Investigations Philosophiques</text:span></text:p></office:annotation><text:span text:style-name="T79">#ref</text:span><office:annotation-end office:name="__Annotation__690_1725902140"/><text:span text:style-name="T52">) qui apparaît chez Ingold et dans l’approche énactiviste (</text:span><office:annotation office:name="__Annotation__721_1725902140"><dc:creator>Sébastien Lerique</dc:creator><dc:date>2016-02-17T11:11:56</dc:date><loext:sender-initials>SL</loext:sender-initials><text:p text:style-name="P55"><text:span text:style-name="T102">Languaging</text:span></text:p></office:annotation><text:span text:style-name="T52">#ref</text:span><office:annotation-end office:name="__Annotation__721_1725902140"/><text:span text:style-name="T52">) : le langage et le sens y sont décrits comme tramage et interaction avec l’environnement et les autres organismes qui le constituent.</text:span></text:p>
      <text:p text:style-name="P46"><text:span text:style-name="T84">Cette</text:span> problématique <text:span text:style-name="T84">de la signification </text:span>a habité la linguistique et l’anthropologie <text:span text:style-name="T82">depuis </text:span>plus d’un siècle, <text:span text:style-name="T81">et </text:span>il<text:span text:style-name="T80"> n’est pas surprenant que </text:span>la question <text:span text:style-name="T80">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text:span></text:p>
      <text:h text:style-name="Heading_20_2" text:outline-level="2">L’expérience face à ses présupposés</text:h>
      <text:p text:style-name="P7">Dans le cadre de ma thèse sur l’épidémiologie des représentations, j’étudie <text:span text:style-name="T55">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text:span><office:annotation office:name="__Annotation__1544_1725902140"><dc:creator>Sébastien Lerique</dc:creator><dc:date>2016-02-17T15:40:42</dc:date><loext:sender-initials>SL</loext:sender-initials><text:p text:style-name="P55"><text:span text:style-name="T102">MemeTracker</text:span></text:p></office:annotation><text:span text:style-name="T55">#ref</text:span><office:annotation-end office:name="__Annotation__1544_1725902140"/><text:span text:style-name="T55">), mais ces reproductions sont également régulièrement transformées par rapport à l’original, au-delà du simple rognage (</text:span><office:annotation office:name="__Annotation__1507_1725902140"><dc:creator>Sébastien Lerique</dc:creator><dc:date>2016-02-17T15:35:14</dc:date><loext:sender-initials>SL</loext:sender-initials><text:p text:style-name="P55"><text:span text:style-name="T102">Simmons et al.</text:span></text:p></office:annotation><text:span text:style-name="T55">#ref</text:span><office:annotation-end office:name="__Annotation__1507_1725902140"/><text:span text:style-name="T55">) : un mot disparaît, une contraction apparaît, une expression est légèrement déformée (voir </text:span><office:annotation office:name="__Annotation__1079_1725902140"><dc:creator>Sébastien Lerique</dc:creator><dc:date>2016-02-17T11:39:10</dc:date><loext:sender-initials>SL</loext:sender-initials><text:p text:style-name="P55"><text:span text:style-name="T102">Lauf et al.</text:span></text:p></office:annotation><text:span text:style-name="T55">#ref</text:span><office:annotation-end office:name="__Annotation__1079_1725902140"/><text:span text:style-name="T55"> pour une typologie complète des transformations qu’on rencontre).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text:span><office:annotation office:name="__Annotation__1697_1725902140"><dc:creator>Sébastien Lerique</dc:creator><dc:date>2016-02-17T16:32:03</dc:date><loext:sender-initials>SL</loext:sender-initials><text:p text:style-name="P55"><text:span text:style-name="T102">MemeTracker again</text:span></text:p></office:annotation><text:span text:style-name="T55">#ref</text:span><office:annotation-end office:name="__Annotation__1697_1725902140"/><text:span text:style-name="T55">), on peut poser la question des types de transformations observés, de leur origine </text:span><text:soft-page-break/><text:span text:style-name="T55">cognitive, de l’effet de leur accumulation à long terme (par exemple l’apparition d’attracteurs culturels), et de l’interaction de ces transformations avec des processus de diffusion.</text:span></text:p>
      <text:p text:style-name="P8"><text:span text:style-name="T56">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span></text:p>
      <text:list xml:id="list7272854327621349122" text:style-name="L1">
        <text:list-item>
          <text:p text:style-name="P22"><text:span text:style-name="T56">« On est tous le beau et le moche de quelqu'un »</text:span><text:span text:style-name="T56"><text:note text:id="ftn1" text:note-class="footnote"><text:note-citation>5</text:note-citation><text:note-body><text:p text:style-name="P12">https://twitter.com/LFCYlies/status/585127416621883393</text:p></text:note-body></text:note></text:span></text:p>
        </text:list-item>
      </text:list>
      <text:p text:style-name="P9"><text:span text:style-name="T56">Cet énoncé paraît neutre a priori, et est suffisamment classique et consensuel pour être « aimé »,</text:span><text:span text:style-name="T56"><text:note text:id="ftn8" text:note-class="footnote"><text:note-citation>6</text:note-citation><text:note-body><text:p text:style-name="P18">C’est-à-dire marqué comme « favori ».</text:p></text:note-body></text:note></text:span><text:span text:style-name="T56"> repris et publié à nouveau régulièrement.</text:span><text:span text:style-name="T56"><text:note text:id="ftn2" text:note-class="footnote"><text:note-citation>7</text:note-citation><text:note-body><text:p text:style-name="P10">Une recherche simple sur Twitter montre que l’énoncé apparaît en moyenne une fois par mois, et la plupart des instances sont republiées plusieurs fois.</text:p></text:note-body></text:note></text:span><text:span text:style-name="T56"> Mais comme le montre la conversation qui suit, on ne peut pas connaître le </text:span><text:span text:style-name="T8">sens</text:span><text:span text:style-name="T24"> de l’échange</text:span><text:span text:style-name="T56">. Une réponse au message initial est d’abord faite sur le ton de l'humour :</text:span></text:p>
      <text:list xml:id="list4980156161552973942" text:style-name="L2">
        <text:list-item>
          <text:p text:style-name="P23"><text:span text:style-name="T56">« mais être moche c'est quand même la base ahah »</text:span><text:span text:style-name="T56"><text:note text:id="ftn3" text:note-class="footnote"><text:note-citation>8</text:note-citation><text:note-body><text:p text:style-name="P13">https://twitter.com/rwlcff/status/585130263606390785</text:p></text:note-body></text:note></text:span></text:p>
        </text:list-item>
      </text:list>
      <text:p text:style-name="P24">Puis deux échanges plus tard la conversation se termine :</text:p>
      <text:list xml:id="list3457507397558057625" text:style-name="L3">
        <text:list-item>
          <text:p text:style-name="P25"><text:span text:style-name="T57">« [mort de rire,] pour certaines filles surtout, je pense »</text:span><text:span text:style-name="T57"><text:note text:id="ftn4" text:note-class="footnote"><text:note-citation>9</text:note-citation><text:note-body><text:p text:style-name="P13">https://twitter.com/LFCYlies/status/585131310366269440</text:p></text:note-body></text:note></text:span></text:p>
        </text:list-item>
      </text:list>
      <text:p text:style-name="P24">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P26">R<text:span text:style-name="T58">evenons alors à la question d’origine : la mutation de telles représentations publiques, ou mèmes. À la lumière de l’exemple ci-dessus et de son explication dans la première partie, il devient clair qu’un projet visant à étudier les mutations </text:span><text:span text:style-name="T9">sémantiques</text:span><text:span text:style-name="T58"> sera confronté à une indétermination de fond pour saisir le sens des phrases en question. Étant donné que les informations de contexte nécessaires sont hors de portée (sans même parler de l’appareillage pratique et théorique pour les traiter), il semble indispensable de forcer une détermination du sens en créant des situations artificiellement plus contraintes, c’est-à-dire en essayant de décider de toutes les ramifications du contexte à l’avance. Mais alors l’essence du modèle mémétique, qui consiste à abstraire le contexte dans l’étude de la diffusion et </text:span><text:soft-page-break/><text:span text:style-name="T58">de la mutation, est perdue.</text:span></text:p>
      <text:p text:style-name="P47">Les alternatives sont donc :</text:p>
      <text:list xml:id="list3740885195775342048" text:style-name="L4">
        <text:list-item>
          <text:p text:style-name="P48"><text:span text:style-name="T83">l’étude de la diffusion sans mutation des représentations (par exemple </text:span><text:span text:style-name="T83"><office:annotation office:name="__Annotation__7743_1725902140"><dc:creator>Sébastien Lerique</dc:creator><dc:date>2016-02-20T17:10:14.461373067</dc:date><loext:sender-initials>SL</loext:sender-initials><text:p text:style-name="P56"><text:span text:style-name="T103">Adamic re</text:span></text:p></office:annotation></text:span><text:span text:style-name="T83">#ref</text:span><office:annotation-end office:name="__Annotation__7743_1725902140"/><text:span text:style-name="T83">),</text:span></text:p>
        </text:list-item>
        <text:list-item>
          <text:p text:style-name="P48"><text:span text:style-name="T83">l’étude des régularités qui apparaissent dans les transformations lors de la propagation de ces représentations, et l’effet de leur accumulation au cours de la propagation.</text:span></text:p>
        </text:list-item>
      </text:list>
      <text:p text:style-name="P49"><text:span text:style-name="T85">Je développe ce dernier angle d’étude dans ma thèse, en m’intéressant aux niveaux lexical (évolution des variables correspondantes à chaque mot, comme par exemple la fréquence d’utilisation ou l’âge moyen d’acquisition,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s’avère extrêmement difficil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span></text:p>
      <text:p text:style-name="P27">L’étude des réseaux sociaux numériques semble refléter ce conflit : la discipline, qui a en grande partie utilisé le modèle mémétique pour l’étude de la diffusion (<office:annotation office:name="__Annotation__2650_1725902140"><dc:creator>Sébastien Lerique</dc:creator><dc:date>2016-02-17T18:03:35.292763922</dc:date><loext:sender-initials>SL</loext:sender-initials><text:p text:style-name="P56"><text:span text:style-name="T103">Adamic memes facebook</text:span></text:p></office:annotation>#ref<office:annotation-end office:name="__Annotation__2650_1725902140"/>), <text:span text:style-name="T59">voit se développer un courant s’intéressant à la « contagion complexe », c’est-à-dire l’étude de systèmes dont le processus de base n’est plus la transmission d’un objet atomique (un hashtag, une vidéo, une URL), mais la </text:span><text:span text:style-name="T10">contagion</text:span><text:span text:style-name="T25">, avec possible mutation, d’un objet plus compliqué doté d’une structure interne (par exemple une phrase) </text:span><text:span text:style-name="T26">(</text:span><text:span text:style-name="T26"><office:annotation office:name="__Annotation__2735_1725902140"><dc:creator>Sébastien Lerique</dc:creator><dc:date>2016-02-17T18:18:31.550183347</dc:date><loext:sender-initials>SL</loext:sender-initials><text:p text:style-name="P56"><text:span text:style-name="T103">Moussaïd, Miton, Danescu et !gsc for « complex contagion »</text:span></text:p></office:annotation></text:span><text:span text:style-name="T26">#ref</text:span><office:annotation-end office:name="__Annotation__2735_1725902140"/><text:span text:style-name="T26">)</text:span><text:span text:style-name="T25">. </text:span><text:span text:style-name="T32">À ce jour, les principaux résultats portent sur des mesures non sémantiques telles que l</text:span><text:span text:style-name="T33">a</text:span><text:span text:style-name="T32"> </text:span><text:span text:style-name="T33">transmissibilité </text:span><text:span text:style-name="T32">(#ref Miton) ou la mémorabilité (#ref Danescu), et tous sont obtenus à l’aide de méthodes alliant qualitatif et quantitatif.</text:span><text:span text:style-name="T32"><text:note text:id="ftn9" text:note-class="footnote"><text:note-citation>10</text:note-citation><text:note-body><text:p text:style-name="P19">De nombreuses études font aussi un « usage quantitatif du qualitatif », en sous-traitant la partie qualitative à un grand nombre de travailleurs employés pour l’occasion <text:span text:style-name="T86">(</text:span>grâce par exemple à au service Mechanical Turk d’Amazon<text:span text:style-name="T86">), et en insérant ces informations dans une analyse quantitative (#ref).</text:span></text:p></text:note-body></text:note></text:span></text:p>
      <text:p text:style-name="P28"><text:span text:style-name="T34">La mémétique ne résout donc pas ce problème, ce qui l’a contraint </text:span><text:span text:style-name="T12">à réduire </text:span><text:span text:style-name="T34">son</text:span><text:span text:style-name="T12"> champ d’application et de questionnement </text:span><text:span text:style-name="T34">en </text:span><text:span text:style-name="T12">se limit</text:span><text:span text:style-name="T34">ant</text:span><text:span text:style-name="T12"> à </text:span><text:span text:style-name="T34">des situations</text:span><text:span text:style-name="T12"> où </text:span><text:span text:style-name="T34">il est su à l’avance que </text:span><text:span text:style-name="T37">le</text:span><text:span text:style-name="T12"> modèle explique la plus grande partie du phénomène </text:span><text:span text:style-name="T34">observé</text:span><text:span text:style-name="T12"> ; mais on remarquera que ce champ n’est pas clairement délimité et ne correspond pas </text:span><text:span text:style-name="T34">à celui </text:span><text:span text:style-name="T12">des réseaux sociaux numériques. </text:span><text:span text:style-name="T34">Dépasser cette limite </text:span><text:span text:style-name="T35">nécessite d’</text:span><text:span text:style-name="T34">écarter l</text:span><text:span text:style-name="T35">e </text:span><text:span text:style-name="T34">postulat </text:span><text:span text:style-name="T35">de </text:span><text:span text:style-name="T38">base d’abstraction du contexte </text:span><text:span text:style-name="T34">de la mémétique</text:span><text:span text:style-name="T35"> ; il faut au contraire penser </text:span><text:span text:style-name="T38">le contexte</text:span><text:span text:style-name="T12">, </text:span><text:soft-page-break/><text:span text:style-name="T27">comme </text:span><text:span text:style-name="T34">la</text:span><text:span text:style-name="T27"> linguistique </text:span><text:span text:style-name="T35">et l’anthropologie </text:span><text:span text:style-name="T27">le f</text:span><text:span text:style-name="T35">on</text:span><text:span text:style-name="T34">t depuis longtemps </text:span><text:span text:style-name="T35">et comme</text:span><text:span text:style-name="T34"> </text:span><text:span text:style-name="T35">l’</text:span><text:span text:style-name="T36">approche énactive d</text:span><text:span text:style-name="T35">es sciences cognitives </text:span><text:span text:style-name="T36">est </text:span><text:span text:style-name="T35">en train de </text:span><text:span text:style-name="T36">développer</text:span><text:span text:style-name="T34">.</text:span></text:p>
      <text:h text:style-name="Heading_20_2" text:outline-level="2">Penser le contexte</text:h>
      <text:p text:style-name="P29"><text:span text:style-name="T87">Q</text:span>ue ce soit <text:span text:style-name="T60">par </text:span>la pragmatique, les notions de situation de communication <text:span text:style-name="T60">et</text:span> situation de locution, <text:span text:style-name="T60">le genre ou la scénographie (</text:span><text:span text:style-name="T60"><office:annotation office:name="__Annotation__3447_1725902140"><dc:creator>Sébastien Lerique</dc:creator><dc:date>2016-02-18T12:37:08.409709955</dc:date><loext:sender-initials>SL</loext:sender-initials><text:p text:style-name="P56"><text:span text:style-name="T103">Maingueneau</text:span></text:p></office:annotation></text:span><text:span text:style-name="T60">#ref</text:span><office:annotation-end office:name="__Annotation__3447_1725902140"/><text:span text:style-name="T60">),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text:span><text:span text:style-name="T60"><office:annotation office:name="__Annotation__3496_1725902140"><dc:creator>Sébastien Lerique</dc:creator><dc:date>2016-02-18T12:48:58.850853457</dc:date><loext:sender-initials>SL</loext:sender-initials><text:p text:style-name="P56"><text:span text:style-name="T103">Becker</text:span></text:p></office:annotation></text:span><text:span text:style-name="T60">#ref</text:span><office:annotation-end office:name="__Annotation__3496_1725902140"/><text:span text:style-name="T60">).</text:span></text:p>
      <text:p text:style-name="P30"><text:span text:style-name="T88">Je ne prétends bien sûr pas résoudre cette contradiction qui sous-tend les notions mêmes de qualitatif et de quantitatif,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text:span><text:span text:style-name="T88"><office:annotation office:name="__Annotation__9675_1725902140"><dc:creator>Sébastien Lerique</dc:creator><dc:date>2016-02-21T15:20:40.681836247</dc:date><loext:sender-initials>SL</loext:sender-initials><text:p text:style-name="P56"><text:span text:style-name="T103">Languaging and frontiers</text:span></text:p></office:annotation></text:span><text:span text:style-name="T88">#ref</text:span><office:annotation-end office:name="__Annotation__9675_1725902140"/><text:span text:style-name="T88"> promettent un éclairage extrêmement riche pour ces questions.</text:span></text:p>
      <text:h text:style-name="Heading_20_1" text:outline-level="1">Conclusion</text:h>
      <text:p text:style-name="P50">La mémétique et l’épidémiologie des représentations proposent des description<text:span text:style-name="T92">s unifiées</text:span> de la société. <text:span text:style-name="T92">D</text:span>ans leurs versions restreintes, <text:span text:style-name="T92">ces propositions se traduisent en</text:span> modèles <text:span text:style-name="T89">applicables à l’analyse linguistique de la diffusion et des mutations dans les réseaux sociaux numériques</text:span>. <text:span text:style-name="T90">Si ces modèles apportent de l’intelligibilité aux réseaux en ligne, il faut garder à l’esprit que leur champ d’application est en réalité limité aux phénomènes de diffusion stricte ou aux mutations non sémantiques.</text:span></text:p>
      <text:p text:style-name="P50"><text:span text:style-name="T91">Tenter de généraliser ces approches, que ce soit au niveau théorique ou empirique, fait apparaître les dichotomies de fond qui les limitent. Plutôt que de chercher l’éclairage que la mémétique apporte à la linguistique, on peut alors se demander ce que la linguistique elle-même apporte à la mémétique. L’approche non représentationnelle du langage, en particulier, semble pouvoir éclairer utilement la </text:span><text:soft-page-break/><text:span text:style-name="T91">question de la sémantique dans son contexte ; une fois pleinement développée, il sera certainement intéressant de voir ce qu’elle peut apporter à l’étude des réseaux sociaux num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9e4d1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2:06:55.187792530</meta:creation-date>
    <dc:date>2016-02-21T18:11:10.619244635</dc:date>
    <meta:editing-duration>P4DT12H59M9S</meta:editing-duration>
    <meta:editing-cycles>257</meta:editing-cycles>
    <meta:generator>LibreOffice/5.1.0.3$Linux_X86_64 LibreOffice_project/10m0$Build-3</meta:generator>
    <dc:creator>Sébastien Lerique</dc:creator>
    <meta:document-statistic meta:table-count="0" meta:image-count="0" meta:object-count="0" meta:page-count="12" meta:paragraph-count="72" meta:word-count="4794" meta:character-count="31782" meta:non-whitespace-character-count="27052"/>
  </office:meta>
</office:document-meta>
</file>